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 fo:border="0.06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41.11mm" svg:y="7.37mm">
            <loext:p draw:notify-on-update-of-ranges="Hoja1.B1:Hoja1.B1 Hoja1.B2:Hoja1.B5 Hoja1.C1:Hoja1.C1 Hoja1.C2:Hoja1.C5 Hoja1.B2:Hoja1.B5 Hoja1.D1:Hoja1.D1 Hoja1.D2:Hoja1.D5 Hoja1.B2:Hoja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/>
          <table:table-cell table:style-name="ce1" office:value-type="string" calcext:value-type="string">
            <text:p>N,º Hebras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950" calcext:value-type="float">
            <text:p>950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0.132934449" calcext:value-type="float">
            <text:p>0,132934449</text:p>
          </table:table-cell>
          <table:table-cell table:style-name="ce4" office:value-type="float" office:value="3.843261609" calcext:value-type="float">
            <text:p>3,843261609</text:p>
          </table:table-cell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0.069644761" calcext:value-type="float">
            <text:p>0,069644761</text:p>
          </table:table-cell>
          <table:table-cell table:style-name="ce4" office:value-type="float" office:value="2.079071824" calcext:value-type="float">
            <text:p>2,079071824</text:p>
          </table:table-cell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0.046497681" calcext:value-type="float">
            <text:p>0,046497681</text:p>
          </table:table-cell>
          <table:table-cell table:style-name="ce4" office:value-type="float" office:value="2.242754834" calcext:value-type="float">
            <text:p>2,242754834</text:p>
          </table:table-cell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0.036425575" calcext:value-type="float">
            <text:p>0,036425575</text:p>
          </table:table-cell>
          <table:table-cell table:style-name="ce4" office:value-type="float" office:value="2.490022734" calcext:value-type="float">
            <text:p>2,490022734</text:p>
          </table:table-cell>
        </table:table-row>
        <table:table-row table:style-name="ro2" table:number-rows-repeated="1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3:41:04.5523067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03:01.545183485</meta:creation-date>
    <meta:generator>LibreOffice/5.1.6.2$Linux_X86_64 LibreOffice_project/10m0$Build-2</meta:generator>
    <dc:date>2017-05-14T23:47:51.506162457</dc:date>
    <meta:editing-duration>PT12M48S</meta:editing-duration>
    <meta:editing-cycles>2</meta:editing-cycles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665cm" svg:y="0.316cm" chart:style-name="ch2">
          <text:p>AMD A8-5600K APU with Radeon(tm) HD Grafics x 2</text:p>
        </chart:title>
        <chart:legend chart:legend-position="end" svg:x="14.1cm" svg:y="3.952cm" style:legend-expansion="high" chart:style-name="ch3"/>
        <chart:plot-area chart:style-name="ch4" table:cell-range-address="Hoja1.B1:Hoja1.D5" chart:data-source-has-labels="both" svg:x="1.331cm" svg:y="1.275cm" svg:width="12.449cm" svg:height="6.564cm">
          <chartooo:coordinate-region svg:x="2.243cm" svg:y="1.474cm" svg:width="11.297cm" svg:height="5.718cm"/>
          <chart:axis chart:dimension="x" chart:name="primary-x" chart:style-name="ch5" chartooo:axis-type="auto">
            <chart:title svg:x="6.757cm" svg:y="8.019cm" chart:style-name="ch6">
              <text:p>Nº Hebras</text:p>
            </chart:title>
            <chart:categories table:cell-range-address="Hoja1.B2:Hoja1.B5"/>
          </chart:axis>
          <chart:axis chart:dimension="y" chart:name="primary-y" chart:style-name="ch7">
            <chart:title svg:x="0.451cm" svg:y="5.143cm" chart:style-name="ch8">
              <text:p>Tiempo</text:p>
            </chart:title>
            <chart:grid chart:style-name="ch9" chart:class="major"/>
          </chart:axis>
          <chart:series chart:style-name="ch10" chart:values-cell-range-address="Hoja1.C2:Hoja1.C5" chart:label-cell-address="Hoja1.C1:Hoja1.C1" chart:class="chart:scatter">
            <chart:domain table:cell-range-address="Hoja1.B2:Hoja1.B5"/>
            <chart:data-point chart:repeated="4"/>
          </chart:series>
          <chart:series chart:style-name="ch11" chart:values-cell-range-address="Hoja1.D2:Hoja1.D5" chart:label-cell-address="Hoja1.D1:Hoja1.D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350</text:p>
                <draw:g>
                  <svg:desc>Hoja1.C1:Hoja1.C1</svg:desc>
                </draw:g>
              </table:table-cell>
              <table:table-cell office:value-type="string">
                <text:p>950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:Hoja1.B5</svg:desc>
                </draw:g>
              </table:table-cell>
              <table:table-cell office:value-type="float" office:value="1">
                <text:p>1</text:p>
                <draw:g>
                  <svg:desc>Hoja1.B2:Hoja1.B5</svg:desc>
                </draw:g>
              </table:table-cell>
              <table:table-cell office:value-type="float" office:value="0.132934449">
                <text:p>0.132934449</text:p>
                <draw:g>
                  <svg:desc>Hoja1.C2:Hoja1.C5</svg:desc>
                </draw:g>
              </table:table-cell>
              <table:table-cell office:value-type="float" office:value="3.843261609">
                <text:p>3.843261609</text:p>
                <draw:g>
                  <svg:desc>Hoja1.D2:Hoja1.D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9644761">
                <text:p>0.069644761</text:p>
              </table:table-cell>
              <table:table-cell office:value-type="float" office:value="2.079071824">
                <text:p>2.0790718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46497681">
                <text:p>0.046497681</text:p>
              </table:table-cell>
              <table:table-cell office:value-type="float" office:value="2.242754834">
                <text:p>2.242754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6425575">
                <text:p>0.036425575</text:p>
              </table:table-cell>
              <table:table-cell office:value-type="float" office:value="2.490022734">
                <text:p>2.490022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